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1cm" style:rel-column-width="2603*"/>
    </style:style>
    <style:style style:name="Table1.B" style:family="table-column">
      <style:table-column-properties style:column-width="3.307cm" style:rel-column-width="1875*"/>
    </style:style>
    <style:style style:name="Table1.C" style:family="table-column">
      <style:table-column-properties style:column-width="6.595cm" style:rel-column-width="3739*"/>
    </style:style>
    <style:style style:name="Table1.D" style:family="table-column">
      <style:table-column-properties style:column-width="5.71cm" style:rel-column-width="32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Code">
      <style:text-properties officeooo:rsid="00198623" officeooo:paragraph-rsid="00198623"/>
    </style:style>
    <style:style style:name="P9" style:family="paragraph" style:parent-style-name="Code">
      <style:text-properties officeooo:rsid="00199bb2" officeooo:paragraph-rsid="00199bb2"/>
    </style:style>
    <style:style style:name="P10" style:family="paragraph" style:parent-style-name="Code">
      <style:text-properties officeooo:rsid="00199bb2" officeooo:paragraph-rsid="001f386f"/>
    </style:style>
    <style:style style:name="P11" style:family="paragraph" style:parent-style-name="Table_20_Contents">
      <style:text-properties officeooo:rsid="002018df" officeooo:paragraph-rsid="002018df"/>
    </style:style>
    <style:style style:name="P12" style:family="paragraph" style:parent-style-name="Table_20_Contents">
      <style:text-properties officeooo:paragraph-rsid="002018df"/>
    </style:style>
    <style:style style:name="P13" style:family="paragraph" style:parent-style-name="Code">
      <style:text-properties officeooo:paragraph-rsid="0023af46"/>
    </style:style>
    <style:style style:name="T1" style:family="text">
      <style:text-properties officeooo:rsid="00199bb2"/>
    </style:style>
    <style:style style:name="T2" style:family="text">
      <style:text-properties officeooo:rsid="001d4103"/>
    </style:style>
    <style:style style:name="T3" style:family="text">
      <style:text-properties fo:language="en" fo:country="US" officeooo:rsid="001d4103"/>
    </style:style>
    <style:style style:name="T4" style:family="text">
      <style:text-properties officeooo:rsid="001d44f1"/>
    </style:style>
    <style:style style:name="T5" style:family="text">
      <style:text-properties officeooo:rsid="001f386f"/>
    </style:style>
    <style:style style:name="T6" style:family="text">
      <style:text-properties officeooo:rsid="0021d0e0"/>
    </style:style>
    <style:style style:name="T7" style:family="text">
      <style:text-properties officeooo:rsid="002018df"/>
    </style:style>
    <style:style style:name="T8" style:family="text">
      <style:text-properties officeooo:rsid="00269479"/>
    </style:style>
    <style:style style:name="T9" style:family="text">
      <style:text-properties officeooo:rsid="0026a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Code">{ type: power, status: on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6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3"><text:span text:style-name="T7">{ type: playback, localtime: </text:span><text:span text:style-name="Teletype">YYYY-MM-DDThh:mm:ss±hh:mm, </text:span><text:span text:style-name="Teletype"><text:span text:style-name="T8">status: </text:span></text:span><text:span text:style-name="T7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8">трека</text:span>.</text:p>
          </table:table-cell>
        </table:table-row>
        <table:table-row>
          <table:table-cell table:style-name="Table1.A2" office:value-type="string">
            <text:p text:style-name="P6"><text:span text:style-name="T9">Окончание</text:span> воспроизведения <text:span text:style-name="T6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3"><text:span text:style-name="T7">{ type: playback, localtime: </text:span><text:span text:style-name="Teletype">YYYY-MM-DDThh:mm:ss±hh:mm, </text:span><text:span text:style-name="Teletype"><text:span text:style-name="T8">status: end</text:span></text:span><text:span text:style-name="T7">, track: n2.mp3 } </text:span></text:p>
          </table:table-cell>
          <table:table-cell table:style-name="Table1.D2" office:value-type="string">
            <text:p text:style-name="P6">Отправляется при <text:span text:style-name="T9">окончании</text:span> воспроизведения <text:span text:style-name="T8">трека</text:span>.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9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0">{ type: playlist, status: <text:span text:style-name="T5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07T14:56:51.525106600</dc:date>
    <meta:editing-duration>P1DT3H55M19S</meta:editing-duration>
    <meta:editing-cycles>15</meta:editing-cycles>
    <meta:document-statistic meta:table-count="1" meta:image-count="0" meta:object-count="0" meta:page-count="1" meta:paragraph-count="25" meta:word-count="117" meta:character-count="818" meta:non-whitespace-character-count="721"/>
  </office:meta>
</office:document-meta>
</file>